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note">
      <style:text-properties officeooo:rsid="001b92b9" officeooo:paragraph-rsid="001b92b9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language="zxx" fo:country="none" officeooo:paragraph-rsid="00350515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zxx" fo:country="none" officeooo:rsid="00150eac" officeooo:paragraph-rsid="00150eac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zxx" fo:country="none" officeooo:paragraph-rsid="00183ccc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zxx" fo:country="none" officeooo:paragraph-rsid="00170bda" style:language-asian="zxx" style:country-asian="none" style:language-complex="zxx" style:country-complex="none"/>
    </style:style>
    <style:style style:name="P12" style:family="paragraph" style:parent-style-name="Standard" style:list-style-name="L2">
      <style:paragraph-properties fo:text-align="justify" style:justify-single-word="false"/>
      <style:text-properties fo:language="zxx" fo:country="none" officeooo:paragraph-rsid="00132615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zxx" fo:country="none" officeooo:paragraph-rsid="00182b65" style:language-asian="zxx" style:country-asian="none" style:language-complex="zxx" style:country-complex="none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zxx" fo:country="none" officeooo:paragraph-rsid="001a0bc2" style:language-asian="zxx" style:country-asian="none" style:language-complex="zxx" style:country-complex="none"/>
    </style:style>
    <style:style style:name="P15" style:family="paragraph" style:parent-style-name="Standard" style:list-style-name="L2">
      <style:paragraph-properties fo:text-align="justify" style:justify-single-word="false"/>
      <style:text-properties fo:language="zxx" fo:country="none" officeooo:paragraph-rsid="001d4a06" style:language-asian="zxx" style:country-asian="none" style:language-complex="zxx" style:country-complex="none"/>
    </style:style>
    <style:style style:name="P16" style:family="paragraph" style:parent-style-name="Standard" style:list-style-name="L2">
      <style:paragraph-properties fo:text-align="justify" style:justify-single-word="false"/>
      <style:text-properties fo:language="zxx" fo:country="none" officeooo:paragraph-rsid="001b92b9" style:language-asian="zxx" style:country-asian="none" style:language-complex="zxx" style:country-complex="none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zxx" fo:country="none" officeooo:rsid="001b92b9" officeooo:paragraph-rsid="001b92b9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zxx" fo:country="none" officeooo:rsid="003e4bc8" officeooo:paragraph-rsid="001b92b9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zxx" fo:country="none" officeooo:rsid="0041d703" officeooo:paragraph-rsid="0041d703" style:language-asian="zxx" style:country-asian="none" style:language-complex="zxx" style:country-complex="none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zxx" fo:country="none" officeooo:rsid="00145679" officeooo:paragraph-rsid="00145679" style:language-asian="zxx" style:country-asian="none" style:language-complex="zxx" style:country-complex="non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zxx" fo:country="none" officeooo:rsid="00170bda" officeooo:paragraph-rsid="00170bda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zxx" fo:country="none" officeooo:rsid="00182b65" officeooo:paragraph-rsid="00182b65" style:language-asian="zxx" style:country-asian="none" style:language-complex="zxx" style:country-complex="none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zxx" fo:country="none" officeooo:rsid="00182b65" officeooo:paragraph-rsid="00183ccc" style:language-asian="zxx" style:country-asian="none" style:language-complex="zxx" style:country-complex="none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zxx" fo:country="none" officeooo:rsid="00545a3e" officeooo:paragraph-rsid="00545a3e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132615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148b92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50eac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170bda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182b65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545a3e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145679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132615" officeooo:paragraph-rsid="00132615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48b92" officeooo:paragraph-rsid="00148b92"/>
    </style:style>
    <style:style style:name="T1" style:family="text">
      <style:text-properties officeooo:rsid="00132615"/>
    </style:style>
    <style:style style:name="T2" style:family="text">
      <style:text-properties officeooo:rsid="0014567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ae012" style:font-style-asian="italic" style:font-style-complex="italic"/>
    </style:style>
    <style:style style:name="T5" style:family="text">
      <style:text-properties fo:font-style="italic" officeooo:rsid="001b92b9" style:font-style-asian="italic" style:font-style-complex="italic"/>
    </style:style>
    <style:style style:name="T6" style:family="text">
      <style:text-properties fo:font-style="italic" officeooo:rsid="001c263b" style:font-style-asian="italic" style:font-style-complex="italic"/>
    </style:style>
    <style:style style:name="T7" style:family="text">
      <style:text-properties fo:font-style="italic" officeooo:rsid="002ee421" style:font-style-asian="italic" style:font-style-complex="italic"/>
    </style:style>
    <style:style style:name="T8" style:family="text">
      <style:text-properties fo:font-style="italic" officeooo:rsid="00182b65" style:font-style-asian="italic" style:font-style-complex="italic"/>
    </style:style>
    <style:style style:name="T9" style:family="text">
      <style:text-properties fo:font-style="italic" officeooo:rsid="00183ccc" style:font-style-asian="italic" style:font-style-complex="italic"/>
    </style:style>
    <style:style style:name="T10" style:family="text">
      <style:text-properties fo:font-style="italic" officeooo:rsid="00132615" style:font-style-asian="italic" style:font-style-complex="italic"/>
    </style:style>
    <style:style style:name="T11" style:family="text">
      <style:text-properties fo:font-style="italic" officeooo:rsid="00431ee4" style:font-style-asian="italic" style:font-style-complex="italic"/>
    </style:style>
    <style:style style:name="T12" style:family="text">
      <style:text-properties fo:color="#000080" loext:opacity="100%" fo:language="zxx" fo:country="none" style:text-underline-style="solid" style:text-underline-width="auto" style:text-underline-color="font-color" officeooo:rsid="00132615" style:language-asian="zxx" style:country-asian="none" style:language-complex="zxx" style:country-complex="none"/>
    </style:style>
    <style:style style:name="T13" style:family="text">
      <style:text-properties fo:color="#000080" loext:opacity="100%" fo:language="zxx" fo:country="none" style:text-underline-style="solid" style:text-underline-width="auto" style:text-underline-color="font-color" officeooo:rsid="00150eac" style:language-asian="zxx" style:country-asian="none" style:language-complex="zxx" style:country-complex="none"/>
    </style:style>
    <style:style style:name="T14" style:family="text">
      <style:text-properties fo:color="#000080" loext:opacity="100%" fo:language="zxx" fo:country="none" style:text-underline-style="solid" style:text-underline-width="auto" style:text-underline-color="font-color" officeooo:rsid="00170bda" style:language-asian="zxx" style:country-asian="none" style:language-complex="zxx" style:country-complex="none"/>
    </style:style>
    <style:style style:name="T15" style:family="text">
      <style:text-properties fo:color="#000080" loext:opacity="100%" fo:language="zxx" fo:country="none" style:text-underline-style="solid" style:text-underline-width="auto" style:text-underline-color="font-color" officeooo:rsid="00182b65" style:language-asian="zxx" style:country-asian="none" style:language-complex="zxx" style:country-complex="none"/>
    </style:style>
    <style:style style:name="T16" style:family="text">
      <style:text-properties fo:color="#000080" loext:opacity="100%" fo:language="zxx" fo:country="none" style:text-underline-style="solid" style:text-underline-width="auto" style:text-underline-color="font-color" officeooo:rsid="00183ccc" style:language-asian="zxx" style:country-asian="none" style:language-complex="zxx" style:country-complex="none"/>
    </style:style>
    <style:style style:name="T17" style:family="text">
      <style:text-properties fo:color="#000080" loext:opacity="100%" fo:language="zxx" fo:country="none" style:text-underline-style="solid" style:text-underline-width="auto" style:text-underline-color="font-color" officeooo:rsid="001a0bc2" style:language-asian="zxx" style:country-asian="none" style:language-complex="zxx" style:country-complex="none"/>
    </style:style>
    <style:style style:name="T18" style:family="text">
      <style:text-properties fo:color="#000080" loext:opacity="100%" fo:language="zxx" fo:country="none" style:text-underline-style="solid" style:text-underline-width="auto" style:text-underline-color="font-color" officeooo:rsid="002ee421" style:language-asian="zxx" style:country-asian="none" style:language-complex="zxx" style:country-complex="none"/>
    </style:style>
    <style:style style:name="T19" style:family="text">
      <style:text-properties officeooo:rsid="00182b65"/>
    </style:style>
    <style:style style:name="T20" style:family="text">
      <style:text-properties officeooo:rsid="00183ccc"/>
    </style:style>
    <style:style style:name="T21" style:family="text">
      <style:text-properties officeooo:rsid="001a0bc2"/>
    </style:style>
    <style:style style:name="T22" style:family="text">
      <style:text-properties officeooo:rsid="001ae012"/>
    </style:style>
    <style:style style:name="T23" style:family="text">
      <style:text-properties officeooo:rsid="001b92b9"/>
    </style:style>
    <style:style style:name="T24" style:family="text">
      <style:text-properties officeooo:rsid="001c263b"/>
    </style:style>
    <style:style style:name="T25" style:family="text">
      <style:text-properties officeooo:rsid="001d4a06"/>
    </style:style>
    <style:style style:name="T26" style:family="text">
      <style:text-properties officeooo:rsid="002ee421"/>
    </style:style>
    <style:style style:name="T27" style:family="text">
      <style:text-properties officeooo:rsid="003cba96"/>
    </style:style>
    <style:style style:name="T28" style:family="text">
      <style:text-properties fo:font-size="14pt" fo:font-weight="bold" officeooo:rsid="00350515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3dea43" style:font-size-asian="14pt" style:font-weight-asian="bold" style:font-size-complex="14pt" style:font-weight-complex="bold"/>
    </style:style>
    <style:style style:name="T30" style:family="text">
      <style:text-properties officeooo:rsid="003e4bc8"/>
    </style:style>
    <style:style style:name="T31" style:family="text">
      <style:text-properties officeooo:rsid="0042c405"/>
    </style:style>
    <style:style style:name="T32" style:family="text">
      <style:text-properties officeooo:rsid="00431ee4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132615" style:language-asian="zxx" style:country-asian="none" style:language-complex="zxx" style:country-complex="none"/>
    </style:style>
    <style:style style:name="T35" style:family="text">
      <style:text-properties fo:language="zxx" fo:country="none" officeooo:rsid="002ee421" style:language-asian="zxx" style:country-asian="none" style:language-complex="zxx" style:country-complex="none"/>
    </style:style>
    <style:style style:name="T36" style:family="text">
      <style:text-properties fo:language="zxx" fo:country="none" officeooo:rsid="0043b804" style:language-asian="zxx" style:country-asian="none" style:language-complex="zxx" style:country-complex="none"/>
    </style:style>
    <style:style style:name="T37" style:family="text">
      <style:text-properties fo:language="zxx" fo:country="none" officeooo:rsid="00145679" style:language-asian="zxx" style:country-asian="none" style:language-complex="zxx" style:country-complex="none"/>
    </style:style>
    <style:style style:name="T38" style:family="text">
      <style:text-properties fo:language="zxx" fo:country="none" officeooo:rsid="00545a3e" style:language-asian="zxx" style:country-asian="none" style:language-complex="zxx" style:country-complex="none"/>
    </style:style>
    <style:style style:name="T39" style:family="text">
      <style:text-properties fo:language="zxx" fo:country="none" officeooo:rsid="00150eac" style:language-asian="zxx" style:country-asian="none" style:language-complex="zxx" style:country-complex="none"/>
    </style:style>
    <style:style style:name="T40" style:family="text">
      <style:text-properties fo:language="zxx" fo:country="none" officeooo:rsid="00182b65" style:language-asian="zxx" style:country-asian="none" style:language-complex="zxx" style:country-complex="none"/>
    </style:style>
    <style:style style:name="T41" style:family="text">
      <style:text-properties fo:language="zxx" fo:country="none" fo:font-style="italic" officeooo:rsid="00145679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officeooo:rsid="005ad6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8">NTP 20</text:span><text:span text:style-name="T29">20</text:span><text:span text:style-name="T28">/202</text:span><text:span text:style-name="T29">1</text:span><text:span text:style-name="T28">.</text:span></text:p>
      <text:p text:style-name="P3"/>
      <text:p text:style-name="P3">Vežb<text:span text:style-name="T27">a</text:span> 1</text:p>
      <text:p text:style-name="P5"/>
      <text:p text:style-name="P6"><text:span text:style-name="T1">U prvom terminu vežbi koje se tiču naprednih koncepata programskog jezika </text:span><text:span text:style-name="T10">Python</text:span><text:span text:style-name="T1">, studenti bi trebalo da se upoznaju sa sledećim tematskim celinama samostalno proučavajući dolenavedene materijale:</text:span></text:p>
      <text:list xml:id="list4032623098" text:style-name="L1">
        <text:list-item>
          <text:p text:style-name="P24"><text:a xlink:type="simple" xlink:href="https://www.igordejanovic.net/courses/ntp-siit/napredni-python/" text:style-name="Internet_20_link" text:visited-style-name="Visited_20_Internet_20_Link">Profesorova prezentacija</text:a> (slajdovi 1-53)</text:p>
        </text:list-item>
        <text:list-item>
          <text:p text:style-name="P24">Programski kodovi koji <text:span text:style-name="T42">dodatno objašnjavaju sledeće</text:span> koncepata programskog jezika Python</text:p>
          <text:list>
            <text:list-item>
              <text:p text:style-name="P25"><text:span text:style-name="T34">Specijalne metode</text:span></text:p>
              <text:list>
                <text:list-item>
                  <text:p text:style-name="P32"><text:a xlink:type="simple" xlink:href="https://github.com/vladaindjic/ntp-2020/blob/master/napredni-python/code/specijalne_metode.py" text:style-name="Internet_20_link" text:visited-style-name="Visited_20_Internet_20_Link"><text:span text:style-name="T33">modul specijalne_metode.py</text:span></text:a></text:p>
                </text:list-item>
              </text:list>
            </text:list-item>
            <text:list-item>
              <text:p text:style-name="P33"><text:span text:style-name="T33">Properties</text:span></text:p>
              <text:list>
                <text:list-item>
                  <text:p text:style-name="P26"><text:a xlink:type="simple" xlink:href="https://github.com/vladaindjic/ntp-2020/blob/master/napredni-python/code/properties.py" text:style-name="Internet_20_link" text:visited-style-name="Visited_20_Internet_20_Link"><text:span text:style-name="T34">modul </text:span></text:a><text:a xlink:type="simple" xlink:href="https://github.com/vladaindjic/ntp-2020/blob/master/napredni-python/code/properties.py" text:style-name="Internet_20_link" text:visited-style-name="Visited_20_Internet_20_Link"><text:span text:style-name="T12">p</text:span></text:a><text:a xlink:type="simple" xlink:href="https://github.com/vladaindjic/ntp-2020/blob/master/napredni-python/code/properties.py" text:style-name="Internet_20_link" text:visited-style-name="Visited_20_Internet_20_Link"><text:span text:style-name="T13">roperties</text:span></text:a><text:a xlink:type="simple" xlink:href="https://github.com/vladaindjic/ntp-2020/blob/master/napredni-python/code/properties.py" text:style-name="Internet_20_link" text:visited-style-name="Visited_20_Internet_20_Link"><text:span text:style-name="T34">.py</text:span></text:a></text:p>
                </text:list-item>
              </text:list>
            </text:list-item>
            <text:list-item>
              <text:p text:style-name="P27"><text:span text:style-name="T39">Deskriptori</text:span></text:p>
              <text:list>
                <text:list-item>
                  <text:p text:style-name="P27"><text:a xlink:type="simple" xlink:href="https://github.com/vladaindjic/ntp-2020/blob/master/napredni-python/code/deskriptori.py" text:style-name="Internet_20_link" text:visited-style-name="Visited_20_Internet_20_Link"><text:span text:style-name="T34">modul </text:span></text:a><text:a xlink:type="simple" xlink:href="https://github.com/vladaindjic/ntp-2020/blob/master/napredni-python/code/deskriptori.py" text:style-name="Internet_20_link" text:visited-style-name="Visited_20_Internet_20_Link"><text:span text:style-name="T12">d</text:span></text:a><text:span text:style-name="T18">eskriptori</text:span><text:a xlink:type="simple" xlink:href="https://github.com/vladaindjic/ntp-2020/blob/master/napredni-python/code/deskriptori.py" text:style-name="Internet_20_link" text:visited-style-name="Visited_20_Internet_20_Link"><text:span text:style-name="T34">.py</text:span></text:a></text:p>
                </text:list-item>
              </text:list>
            </text:list-item>
            <text:list-item>
              <text:p text:style-name="P28"><text:span text:style-name="T39">Dekoratori</text:span></text:p>
              <text:list>
                <text:list-item>
                  <text:p text:style-name="P28"><text:a xlink:type="simple" xlink:href="https://github.com/vladaindjic/ntp-2020/blob/master/napredni-python/code/dekoratori.py" text:style-name="Internet_20_link" text:visited-style-name="Visited_20_Internet_20_Link"><text:span text:style-name="T34">modul </text:span></text:a><text:a xlink:type="simple" xlink:href="https://github.com/vladaindjic/ntp-2020/blob/master/napredni-python/code/dekoratori.py" text:style-name="Internet_20_link" text:visited-style-name="Visited_20_Internet_20_Link"><text:span text:style-name="T12">d</text:span></text:a><text:a xlink:type="simple" xlink:href="https://github.com/vladaindjic/ntp-2020/blob/master/napredni-python/code/dekoratori.py" text:style-name="Internet_20_link" text:visited-style-name="Visited_20_Internet_20_Link"><text:span text:style-name="T15">ekoratori</text:span></text:a><text:a xlink:type="simple" xlink:href="https://github.com/vladaindjic/ntp-2020/blob/master/napredni-python/code/dekoratori.py" text:style-name="Internet_20_link" text:visited-style-name="Visited_20_Internet_20_Link"><text:span text:style-name="T34">.py</text:span></text:a></text:p>
                </text:list-item>
              </text:list>
            </text:list-item>
            <text:list-item>
              <text:p text:style-name="P29"><text:span text:style-name="T39">f</text:span><text:span text:style-name="T40">unctools</text:span></text:p>
              <text:list>
                <text:list-item>
                  <text:p text:style-name="P29"><text:a xlink:type="simple" xlink:href="https://github.com/vladaindjic/ntp-2020/blob/master/napredni-python/code/funkcije_viseg_reda.py" text:style-name="Internet_20_link" text:visited-style-name="Visited_20_Internet_20_Link"><text:span text:style-name="T34">modul </text:span></text:a><text:a xlink:type="simple" xlink:href="https://github.com/vladaindjic/ntp-2020/blob/master/napredni-python/code/funkcije_viseg_reda.py" text:style-name="Internet_20_link" text:visited-style-name="Visited_20_Internet_20_Link"><text:span text:style-name="T12">f</text:span></text:a><text:a xlink:type="simple" xlink:href="https://github.com/vladaindjic/ntp-2020/blob/master/napredni-python/code/funkcije_viseg_reda.py" text:style-name="Internet_20_link" text:visited-style-name="Visited_20_Internet_20_Link"><text:span text:style-name="T16">unkcije_viseg_reda</text:span></text:a><text:a xlink:type="simple" xlink:href="https://github.com/vladaindjic/ntp-2020/blob/master/napredni-python/code/funkcije_viseg_reda.py" text:style-name="Internet_20_link" text:visited-style-name="Visited_20_Internet_20_Link"><text:span text:style-name="T34">.py</text:span></text:a></text:p>
                </text:list-item>
              </text:list>
            </text:list-item>
            <text:list-item>
              <text:p text:style-name="P30"><text:span text:style-name="T38">itertools</text:span></text:p>
              <text:list>
                <text:list-item>
                  <text:p text:style-name="P30"><text:a xlink:type="simple" xlink:href="https://github.com/vladaindjic/ntp-2020/blob/master/napredni-python/code/funkcije_za_iteraciju.py" text:style-name="Internet_20_link" text:visited-style-name="Visited_20_Internet_20_Link"><text:span text:style-name="T34">modul </text:span></text:a><text:a xlink:type="simple" xlink:href="https://github.com/vladaindjic/ntp-2020/blob/master/napredni-python/code/funkcije_za_iteraciju.py" text:style-name="Internet_20_link" text:visited-style-name="Visited_20_Internet_20_Link"><text:span text:style-name="T12">f</text:span></text:a><text:a xlink:type="simple" xlink:href="https://github.com/vladaindjic/ntp-2020/blob/master/napredni-python/code/funkcije_za_iteraciju.py" text:style-name="Internet_20_link" text:visited-style-name="Visited_20_Internet_20_Link"><text:span text:style-name="T16">unkcije_z</text:span></text:a><text:a xlink:type="simple" xlink:href="https://github.com/vladaindjic/ntp-2020/blob/master/napredni-python/code/funkcije_za_iteraciju.py" text:style-name="Internet_20_link" text:visited-style-name="Visited_20_Internet_20_Link"><text:span text:style-name="T18">a</text:span></text:a><text:a xlink:type="simple" xlink:href="https://github.com/vladaindjic/ntp-2020/blob/master/napredni-python/code/funkcije_za_iteraciju.py" text:style-name="Internet_20_link" text:visited-style-name="Visited_20_Internet_20_Link"><text:span text:style-name="T16">_i</text:span></text:a><text:span text:style-name="T18">teraciju</text:span><text:a xlink:type="simple" xlink:href="https://github.com/vladaindjic/ntp-2020/blob/master/napredni-python/code/funkcije_za_iteraciju.py" text:style-name="Internet_20_link" text:visited-style-name="Visited_20_Internet_20_Link"><text:span text:style-name="T35">.py</text:span></text:a></text:p>
                </text:list-item>
              </text:list>
              <text:p text:style-name="P10"/>
              <text:p text:style-name="P11"/>
            </text:list-item>
          </text:list>
        </text:list-item>
      </text:list>
      <text:p text:style-name="P2">Zadaci za samostalni rad</text:p>
      <text:p text:style-name="P2"/>
      <text:p text:style-name="P7">Nakon prolaska kroz gorenavedene materijale, ali i uz dodatno samostalno istraživanje, potrebno je uraditi sledeće zadatke (teorijske i praktične):</text:p>
      <text:list xml:id="list2941568236" text:style-name="L2">
        <text:list-item>
          <text:p text:style-name="P8">Š<text:span text:style-name="T23">ta je to </text:span><text:span text:style-name="T5">script</text:span><text:span text:style-name="T23"> jezik? </text:span><text:span text:style-name="T30">Navesti nekoliko primera.</text:span></text:p>
        </text:list-item>
        <text:list-item>
          <text:p text:style-name="P17">Kada je nastao <text:span text:style-name="T3">Python</text:span> programski jezik? Ko je njegov tvora<text:span text:style-name="T26">c</text:span>?</text:p>
        </text:list-item>
        <text:list-item>
          <text:p text:style-name="P17">Da li je <text:span text:style-name="T3">Python</text:span> statički ili dinamički tipiziran programski jezik?</text:p>
        </text:list-item>
        <text:list-item>
          <text:p text:style-name="P17">Da li <text:span text:style-name="T3">Python</text:span> ima tipove podataka?</text:p>
        </text:list-item>
        <text:list-item>
          <text:p text:style-name="P18">Navesti nekoliko najznačajnijih Python “implementacija”.</text:p>
        </text:list-item>
        <text:list-item>
          <text:p text:style-name="P19">Ukratko objasniti pojam Just-In-Time kompajliranja?</text:p>
        </text:list-item>
        <text:list-item>
          <text:p text:style-name="P17">Koja je referentna implementacija <text:span text:style-name="T3">Python</text:span> programskog jezik?</text:p>
        </text:list-item>
        <text:list-item>
          <text:p text:style-name="P17">Da li je <text:span text:style-name="T3">Python</text:span> (<text:span text:style-name="T3">CPython</text:span>) interpretiran ili kompajliran programski jezik? <text:span text:style-name="T31">Objasniti.</text:span></text:p>
        </text:list-item>
        <text:list-item>
          <text:p text:style-name="P17">Šta je programska paradigma?</text:p>
        </text:list-item>
        <text:list-item>
          <text:p text:style-name="P17">Šta znači da je <text:span text:style-name="T3">Python</text:span> multi-paradigmatski programski jezik?</text:p>
        </text:list-item>
        <text:list-item>
          <text:p text:style-name="P17">Koje sve paradigme <text:span text:style-name="T3">Python</text:span> podržava?</text:p>
        </text:list-item>
        <text:list-item>
          <text:p text:style-name="P8">Š<text:span text:style-name="T2">ta su i čemu služe magične metode? Navesti nekoliko primera.</text:span></text:p>
        </text:list-item>
        <text:list-item>
          <text:p text:style-name="P12">Š<text:span text:style-name="T2">ta je iterator protokol </text:span><text:span text:style-name="T32">(u kontekstu programskog jezika </text:span><text:span text:style-name="T11">Python</text:span><text:span text:style-name="T32">)</text:span><text:span text:style-name="T2">? Navesti primer.</text:span></text:p>
        </text:list-item>
        <text:list-item>
          <text:p text:style-name="P20">Koja je razlika između iteratora i generatora? Kada se koristi jedan, a kada drugi?</text:p>
        </text:list-item>
        <text:list-item>
          <text:p text:style-name="P20">Koja je razlika između __<text:span text:style-name="T3">getattribute</text:span>__ i __<text:span text:style-name="T3">getattr</text:span>__?</text:p>
        </text:list-item>
        <text:list-item>
          <text:p text:style-name="P31"><text:span text:style-name="T36">Implementirati</text:span><text:span text:style-name="T37"> klasu </text:span><text:span text:style-name="T41">PrirodniBrojevi</text:span><text:span text:style-name="T37"> čiji je zadatak da omogući iteraciju kroz skup prirodnih brojeva. </text:span><text:span text:style-name="T36">Implementirati</text:span><text:span text:style-name="T37"> ekvivalentni generator.</text:span></text:p>
        </text:list-item>
        <text:list-item>
          <text:p text:style-name="P20">Šta predstavlja <text:span text:style-name="T3">__dict__</text:span>?</text:p>
        </text:list-item>
        <text:list-item>
          <text:p text:style-name="P9">Da li u programskom jeziku <text:span text:style-name="T3">Python</text:span> postoje modifikatori pristu<text:span text:style-name="T23">p</text:span>a (engl. <text:span text:style-name="T3">access modifiers</text:span>)?</text:p>
        </text:list-item>
        <text:list-item>
          <text:p text:style-name="P21">Koje su dve prednosti deskriptora u odnosu na <text:span text:style-name="T3">properties</text:span>? Navesti primer.</text:p>
        </text:list-item>
        <text:list-item>
          <text:p text:style-name="P21">Da li su funkcije objekti <text:span text:style-name="T26">u programskom jeziku </text:span><text:span text:style-name="T7">Python</text:span>?</text:p>
        </text:list-item>
        <text:list-item>
          <text:p text:style-name="P21"><text:soft-page-break/>Da li su funkcije <text:span text:style-name="T3">first-class</text:span> objekti u programskom jeziku <text:span text:style-name="T7">Python</text:span>? <text:span text:style-name="T32">Objasniti.</text:span></text:p>
        </text:list-item>
        <text:list-item>
          <text:p text:style-name="P21">Šta su to unutrašnje <text:span text:style-name="T32">(ugnježdene)</text:span> funkcije?</text:p>
        </text:list-item>
        <text:list-item>
          <text:p text:style-name="P21">Šta je leksičko zatvorenje?</text:p>
        </text:list-item>
        <text:list-item>
          <text:p text:style-name="P21">Šta su dekoratori? <text:span text:style-name="T19">Navesti nekoliko primera.</text:span></text:p>
        </text:list-item>
        <text:list-item>
          <text:p text:style-name="P21">Da li dekoratori mogu da imaju parametre? Ukoliko mogu, navesti primer.</text:p>
        </text:list-item>
        <text:list-item>
          <text:p text:style-name="P21">Š<text:span text:style-name="T19">ta su to </text:span><text:span text:style-name="T8">lamda</text:span><text:span text:style-name="T19"> funkcije, a šta predikatske funkcije?</text:span></text:p>
        </text:list-item>
        <text:list-item>
          <text:p text:style-name="P13"><text:span text:style-name="T19">Koja dva modula u </text:span><text:span text:style-name="T8">Python</text:span><text:span text:style-name="T19"> programskom jeziku omogućavaju paradigmu funkcionalnog programiranja?</text:span></text:p>
        </text:list-item>
        <text:list-item>
          <text:p text:style-name="P22">Šta je to <text:span text:style-name="T3">lamda calculus</text:span>? Ko je njegov tvorac?</text:p>
        </text:list-item>
        <text:list-item>
          <text:p text:style-name="P22">Koji je zadatak <text:span text:style-name="T3">@total_ordering</text:span> dekoratora? <text:span text:style-name="T20">Navesti primer.</text:span></text:p>
        </text:list-item>
        <text:list-item>
          <text:p text:style-name="P23">Čemu služi <text:span text:style-name="T3">@</text:span><text:span text:style-name="T9">wraps dekorator</text:span><text:span text:style-name="T20">? Navesti primer.</text:span></text:p>
        </text:list-item>
        <text:list-item>
          <text:p text:style-name="P14"><text:span text:style-name="T21">U jednom iskazu potrebno je odrediti zbir kvadrata prvih 100 prirodnih brojeva. Napomena: Nije dozvoljena upotreba funkcije </text:span><text:span text:style-name="T4">sum</text:span><text:span text:style-name="T22">.</text:span></text:p>
        </text:list-item>
        <text:list-item>
          <text:p text:style-name="P15"><text:span text:style-name="T25">U jednom iskazu potrebno je odrediti zbir prvih 100 parnih prirodnih brojeva. Napomena: Nije dozvoljena upotreba funkcije </text:span><text:span text:style-name="T4">sum</text:span><text:span text:style-name="T22">.</text:span></text:p>
        </text:list-item>
        <text:list-item>
          <text:p text:style-name="P16"><text:span text:style-name="T23">Funkcija </text:span><text:span text:style-name="T5">f</text:span><text:span text:style-name="T6">aktorijel</text:span><text:span text:style-name="T5"><text:note text:id="ftn1" text:note-class="footnote"><text:note-citation>1</text:note-citation><text:note-body><text:p text:style-name="P1"><text:a xlink:type="simple" xlink:href="https://en.wikipedia.org/wiki/Factorial" text:style-name="Internet_20_link" text:visited-style-name="Visited_20_Internet_20_Link">https://en.wikipedia.org/wiki/Factorial</text:a></text:p></text:note-body></text:note></text:span><text:span text:style-name="T23"> prima jedan parametar </text:span><text:span text:style-name="T5">n</text:span><text:span text:style-name="T23">, koji predstavlja prirodan broj. Napisati ovu funkciju tako da koristi samo jedan iskaz.</text:span></text:p>
        </text:list-item>
        <text:list-item>
          <text:p text:style-name="P15"><text:span text:style-name="T24">Funkcija </text:span><text:span text:style-name="T6">levi_faktorijel</text:span><text:span text:style-name="T6"><text:note text:id="ftn2" text:note-class="footnote"><text:note-citation>2</text:note-citation><text:note-body><text:p text:style-name="Footnote"><text:a xlink:type="simple" xlink:href="https://sh.wikipedia.org/wiki/Levi_faktorijel" text:style-name="Internet_20_link" text:visited-style-name="Visited_20_Internet_20_Link">https://sh.wikipedia.org/wiki/Levi_faktorijel</text:a></text:p></text:note-body></text:note></text:span><text:span text:style-name="T24"> prima jedan parametar </text:span><text:span text:style-name="T6">n</text:span><text:span text:style-name="T24">, koji predstavlja prirodan broj. Napisati ovu funkciju tako da sadrži samo jedan iskaz. Potrebno je iskoristiti funkciju </text:span><text:span text:style-name="T6">faktorijel</text:span><text:span text:style-name="T24"> iz prethodnog zadatka. Napomena: Nije dozvoljena upotreba funkcije </text:span><text:span text:style-name="T4">sum</text:span><text:span text:style-name="T2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3-03-06T20:50:56.598722524</dc:date>
    <meta:editing-duration>PT3H14M32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478" meta:character-count="3356" meta:non-whitespace-character-count="2983"/>
  </office:meta>
</office:document-meta>
</file>